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e267" officeooo:paragraph-rsid="001a460e"/>
    </style:style>
    <style:style style:name="P2" style:family="paragraph" style:parent-style-name="Standard">
      <style:text-properties fo:language="en" fo:country="US" officeooo:rsid="001a460e" officeooo:paragraph-rsid="001a460e"/>
    </style:style>
    <style:style style:name="P3" style:family="paragraph" style:parent-style-name="Standard">
      <style:text-properties fo:language="en" fo:country="US" officeooo:rsid="001f20b2" officeooo:paragraph-rsid="001f20b2"/>
    </style:style>
    <style:style style:name="P4" style:family="paragraph" style:parent-style-name="Standard">
      <style:text-properties fo:language="en" fo:country="US" officeooo:rsid="002456d7" officeooo:paragraph-rsid="002456d7"/>
    </style:style>
    <style:style style:name="P5" style:family="paragraph" style:parent-style-name="Standard">
      <style:text-properties fo:language="en" fo:country="US" officeooo:rsid="00263b55" officeooo:paragraph-rsid="00263b55"/>
    </style:style>
    <style:style style:name="P6" style:family="paragraph" style:parent-style-name="Standard">
      <style:text-properties officeooo:paragraph-rsid="001a460e"/>
    </style:style>
    <style:style style:name="P7" style:family="paragraph" style:parent-style-name="Standard">
      <style:text-properties fo:language="en" fo:country="US" officeooo:rsid="002456d7" officeooo:paragraph-rsid="002a7e66"/>
    </style:style>
    <style:style style:name="P8" style:family="paragraph" style:parent-style-name="Standard">
      <style:text-properties fo:language="en" fo:country="US" officeooo:rsid="00293535" officeooo:paragraph-rsid="002bd585"/>
    </style:style>
    <style:style style:name="T1" style:family="text">
      <style:text-properties fo:language="en" fo:country="US" officeooo:rsid="0001e267"/>
    </style:style>
    <style:style style:name="T2" style:family="text">
      <style:text-properties fo:language="en" fo:country="US" officeooo:rsid="000707aa"/>
    </style:style>
    <style:style style:name="T3" style:family="text">
      <style:text-properties fo:language="en" fo:country="US" officeooo:rsid="001a460e"/>
    </style:style>
    <style:style style:name="T4" style:family="text">
      <style:text-properties fo:language="en" fo:country="US" officeooo:rsid="002427c0"/>
    </style:style>
    <style:style style:name="T5" style:family="text">
      <style:text-properties fo:language="en" fo:country="US" officeooo:rsid="002456d7"/>
    </style:style>
    <style:style style:name="T6" style:family="text">
      <style:text-properties officeooo:rsid="001a460e"/>
    </style:style>
    <style:style style:name="T7" style:family="text">
      <style:text-properties officeooo:rsid="001d20e1"/>
    </style:style>
    <style:style style:name="T8" style:family="text">
      <style:text-properties officeooo:rsid="0022d56b"/>
    </style:style>
    <style:style style:name="T9" style:family="text">
      <style:text-properties officeooo:rsid="002456d7"/>
    </style:style>
    <style:style style:name="T10" style:family="text">
      <style:text-properties style:text-position="super 58%"/>
    </style:style>
    <style:style style:name="T11" style:family="text">
      <style:text-properties style:text-position="super 58%" officeooo:rsid="00278f15"/>
    </style:style>
    <style:style style:name="T12" style:family="text">
      <style:text-properties style:text-position="0% 100%"/>
    </style:style>
    <style:style style:name="T13" style:family="text">
      <style:text-properties officeooo:rsid="00263b55"/>
    </style:style>
    <style:style style:name="T14" style:family="text">
      <style:text-properties officeooo:rsid="00278f15"/>
    </style:style>
    <style:style style:name="T15" style:family="text">
      <style:text-properties officeooo:rsid="00293535"/>
    </style:style>
    <style:style style:name="T16" style:family="text">
      <style:text-properties style:font-name="Liberation Serif1" officeooo:rsid="002a7e66" style:font-name-asian="Liberation Serif1" style:font-name-complex="Liberation Serif1"/>
    </style:style>
    <style:style style:name="T17" style:family="text">
      <style:text-properties officeooo:rsid="002bd585"/>
    </style:style>
    <style:style style:name="T18" style:family="text">
      <style:text-properties officeooo:rsid="002c5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/*</text:p>
      <text:p text:style-name="P6"><text:s/>* <text:span text:style-name="T6">file: </text:span><text:span text:style-name="T4">timeComplexity</text:span>.<text:span text:style-name="T2">pdf</text:span></text:p>
      <text:p text:style-name="P6"><text:s/>* </text:p>
      <text:p text:style-name="P6"><text:s/>* <text:span text:style-name="T6">author: </text:span>Michal Tešnar &lt;<text:a xlink:type="simple" xlink:href="mailto:m.tesnar@student.rug.nl" text:style-name="Internet_20_link" text:visited-style-name="Visited_20_Internet_20_Link">m.</text:a><text:a xlink:type="simple" xlink:href="mailto:m.tesnar@student.rug.nl" text:style-name="Internet_20_link" text:visited-style-name="Visited_20_Internet_20_Link"><text:span text:style-name="T7">tesnar@student.rug.nl</text:span></text:a>&gt; <text:span text:style-name="T8">S4740556</text:span></text:p>
      <text:p text:style-name="P6"><text:s/>*</text:p>
      <text:p text:style-name="P6"><text:s/>* <text:span text:style-name="T6">Description: </text:span>This <text:span text:style-name="T1">file contains solutions of exercises </text:span><text:span text:style-name="T3">to </text:span><text:span text:style-name="T5">time complexity</text:span><text:span text:style-name="T3"> questions</text:span><text:span text:style-name="T1">.</text:span></text:p>
      <text:p text:style-name="P1"><text:s/>*/</text:p>
      <text:p text:style-name="P1"/>
      <text:p text:style-name="P2">1. (<text:span text:style-name="T9">b</text:span>)</text:p>
      <text:p text:style-name="P7">We increase index until its square is greater or equal to the given N: i*i &lt; n. As we assume positive integers, we can take a square root of both sides: i &lt; <text:span text:style-name="T16">√</text:span>(N). Therefore we take maximum of square root of N steps.</text:p>
      <text:p text:style-name="P2"/>
      <text:p text:style-name="P2">2. <text:span text:style-name="T9">(e)</text:span></text:p>
      <text:p text:style-name="P4">In the first loop, we compute the sum of all values of i from 0 to N, which is given by formula N*(N+1)/2. The second loop resets i and decreases j until i is as big as s = N*(N+1)/2. The second loop is longer, and determines the complexity of the program to be N*N = N<text:span text:style-name="T10">2</text:span><text:span text:style-name="T12">.</text:span></text:p>
      <text:p text:style-name="P3"/>
      <text:p text:style-name="P2">3. <text:span text:style-name="T13">(d)</text:span></text:p>
      <text:p text:style-name="P5">Outer loop <text:span text:style-name="T14">has linear complexity </text:span><text:span text:style-name="T17">(i from 0 to N)</text:span>. <text:span text:style-name="T14">The inner loop takes squares of i and the</text:span><text:span text:style-name="T17">n</text:span><text:span text:style-name="T14"> dimishes it by dividing by </text:span><text:span text:style-name="T17">2. <text:s/>As</text:span><text:span text:style-name="T14"> we are taking the square of i, which means we have log2(N*N) = log2(N</text:span><text:span text:style-name="T11">2</text:span><text:span text:style-name="T14">) = 2log2(N). </text:span><text:span text:style-name="T17">We let go of constants, th</text:span><text:span text:style-name="T14">erefore inner loop </text:span><text:span text:style-name="T17">has complexity </text:span><text:span text:style-name="T14">log(N). </text:span><text:span text:style-name="T17">All in all, the two loops together are </text:span><text:span text:style-name="T14">O</text:span><text:span text:style-name="T17">(</text:span><text:span text:style-name="T14">N*log(N)</text:span><text:span text:style-name="T17">)</text:span><text:span text:style-name="T14">.</text:span></text:p>
      <text:p text:style-name="P2"/>
      <text:p text:style-name="P2">4. <text:span text:style-name="T13">(c)</text:span></text:p>
      <text:p text:style-name="P5">While i is not equal to zero, we decrease it and it was initially set to N, so the complexity is linear.</text:p>
      <text:p text:style-name="P2"/>
      <text:p text:style-name="P4">5. <text:span text:style-name="T13">(a)</text:span></text:p>
      <text:p text:style-name="P5">The loop always diminishes the difference between two numbers by half and rounds it down (because we work with integers), until it is not greater than one. <text:span text:style-name="T17">In each step, we halve the distance between the two numbers, which are initially set to be 0 and N, therefore we have log2(N) steps. It is similar to the binary search.</text:span></text:p>
      <text:p text:style-name="P4"/>
      <text:p text:style-name="P4">6. <text:span text:style-name="T15">(b)</text:span></text:p>
      <text:p text:style-name="P8">Outer loop has constant complexity, because the maximum amount of i is 5 and does not depend on the input N. The condition of the inner loop can be rewritten as j*j &lt; N which <text:span text:style-name="T17">(as we </text:span>know from exercise 1) is <text:span text:style-name="T16">√</text:span>(N). <text:span text:style-name="T17">We let go of the constant in the outer loop and presume that that change in initial j </text:span><text:span text:style-name="T18">(</text:span><text:span text:style-name="T17">from 1 to 5</text:span><text:span text:style-name="T18">)</text:span><text:span text:style-name="T17"> is</text:span> <text:span text:style-name="T18">negligiible, </text:span>therefore the whole program has complexity <text:span text:style-name="T16">√</text:span>(N).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2T09:37:35.331000000</dc:date>
    <meta:editing-duration>PT37M12S</meta:editing-duration>
    <meta:editing-cycles>11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9" meta:word-count="355" meta:character-count="1840" meta:non-whitespace-character-count="1496"/>
  </office:meta>
</office:document-meta>
</file>